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Error.getColum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Error.forSource( String code , Object [ ] args , int severity , String sour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rror.getSever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Error.getL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XmlError.toString( URI bas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XmlError.forObject( String message , XmlObject x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rror.forMessage( String message , int sever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rror.forCursor( String code , Object [ ] args , int severity , XmlCursor curs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rro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rror.getOff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Error.forMessage( String code , Object [ ] args , int sever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rror.forCursor( String message , int severity , XmlCursor curs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rror.forCursor( String code , Object [ ] args , XmlCursor curs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rror.XmlError( String message , String code , int severity , XmlCursor curso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XmlError.forCursor( String message , XmlCursor curs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rror.forObject( String message , int severity , XmlObject x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Error.formattedFileName( String rawString , URI bas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9">
            <text:p text:style-name="Table_20_Contents">9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XmlError.forMessage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rror.formattedMessage( String code , Object [ ] arg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XmlError.forObject( String code , Object [ ] args , int severity , XmlObject x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Error.forSource( String message , String sour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rror.getObject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rror.forLocation( String code , Object [ ] args , int severity , String sourceName , int line , int column , int 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rror.XmlError( XmlError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mlError.XmlError( String message , String code , int severity , Location lo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XmlError.XmlError( String code , Object [ ] args , int severity , String source , int line , int column , int offset , XmlCursor curs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rror.severityAsString( int severit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mlError.getCursor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rror.getError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Error.ge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Error.XmlError( String code , Object [ ] args , int severity , Location l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rror.XmlError( String code , Object [ ] args , int severity , XmlCursor curs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rror.forLocationAndCursor( String message , int severity , String sourceName , int line , int column , int offset , XmlCursor curs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rror.forLocation( String message , String sourceName , Location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Error.forSource( String message , int severity , String sour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rror.getSourc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Error.getLocation( Object 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Error.XmlError( String message , String code , int severity , String source , int line , int column , int offset , XmlCursor curs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mlError.forLocation( String message , int severity , String sourceName , int line , int column , int 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rror.forLocation( String message , String sourceName , int line , int column , int 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rror.forObject( String code , Object [ ] args , XmlObject x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rror.forMessage( String code , Object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